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italic" officeooo:rsid="000ea7eb" officeooo:paragraph-rsid="000f0cc1" style:font-size-asian="11.3500003814697pt" style:font-style-asian="italic" style:font-size-complex="13pt" style:font-style-complex="italic"/>
    </style:style>
    <style:style style:name="P2" style:family="paragraph" style:parent-style-name="Standard">
      <style:text-properties style:font-name="Courier 10 Pitch" fo:font-size="13pt" fo:font-style="italic" officeooo:rsid="000ea7eb" officeooo:paragraph-rsid="000ea7eb" style:font-size-asian="11.3500003814697pt" style:font-style-asian="italic" style:font-size-complex="13pt" style:font-style-complex="italic"/>
    </style:style>
    <style:style style:name="P3" style:family="paragraph" style:parent-style-name="Standard">
      <style:text-properties style:font-name="Courier 10 Pitch" fo:font-size="13pt" fo:font-style="italic" officeooo:rsid="000ea7eb" officeooo:paragraph-rsid="000f0cc1" style:font-size-asian="11.3500003814697pt" style:font-style-asian="italic" style:font-size-complex="13pt" style:font-style-complex="italic"/>
    </style:style>
    <style:style style:name="P4" style:family="paragraph" style:parent-style-name="Standard">
      <style:text-properties style:font-name="Courier 10 Pitch" fo:font-size="13pt" fo:font-style="italic" officeooo:rsid="000ea7eb" officeooo:paragraph-rsid="000f1558" style:font-size-asian="11.3500003814697pt" style:font-style-asian="italic" style:font-size-complex="13pt" style:font-style-complex="italic"/>
    </style:style>
    <style:style style:name="P5" style:family="paragraph" style:parent-style-name="Standard">
      <style:text-properties style:font-name="Courier 10 Pitch" fo:font-size="9pt" fo:font-style="italic" fo:font-weight="normal" officeooo:rsid="0013654f" officeooo:paragraph-rsid="0013654f" style:font-size-asian="9pt" style:font-style-asian="italic" style:font-weight-asian="normal" style:font-size-complex="9pt" style:font-style-complex="italic" style:font-weight-complex="normal"/>
    </style:style>
    <style:style style:name="P6" style:family="paragraph" style:parent-style-name="Standard">
      <style:text-properties style:font-name="Courier 10 Pitch" fo:font-size="9pt" fo:font-style="normal" officeooo:rsid="000ea7eb" officeooo:paragraph-rsid="000ea7eb" style:font-size-asian="9pt" style:font-style-asian="normal" style:font-size-complex="9pt" style:font-style-complex="normal"/>
    </style:style>
    <style:style style:name="P7" style:family="paragraph" style:parent-style-name="Standard">
      <style:text-properties style:font-name="Courier 10 Pitch" fo:font-size="9pt" fo:font-style="normal" officeooo:rsid="000f0cc1" officeooo:paragraph-rsid="000f0cc1" style:font-size-asian="9pt" style:font-style-asian="normal" style:font-size-complex="9pt" style:font-style-complex="normal"/>
    </style:style>
    <style:style style:name="P8" style:family="paragraph" style:parent-style-name="Standard">
      <style:text-properties style:font-name="Courier 10 Pitch" fo:font-size="9pt" fo:font-style="normal" officeooo:rsid="000f1558" officeooo:paragraph-rsid="000f1558" style:font-size-asian="9pt" style:font-style-asian="normal" style:font-size-complex="9pt" style:font-style-complex="normal"/>
    </style:style>
    <style:style style:name="P9" style:family="paragraph" style:parent-style-name="Standard">
      <style:text-properties style:font-name="Courier 10 Pitch" fo:font-size="9pt" fo:font-style="normal" fo:font-weight="normal" officeooo:rsid="00109005" officeooo:paragraph-rsid="00109005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text-properties style:font-name="Courier 10 Pitch" fo:font-size="9pt" fo:font-style="normal" fo:font-weight="normal" officeooo:rsid="0011cddf" officeooo:paragraph-rsid="0011cddf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text-properties style:font-name="Courier 10 Pitch" fo:font-size="9pt" fo:font-style="normal" fo:font-weight="normal" officeooo:rsid="0012eb82" officeooo:paragraph-rsid="0012eb82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text-properties style:font-name="Courier 10 Pitch" fo:font-size="9pt" fo:font-style="normal" fo:font-weight="normal" officeooo:rsid="0013654f" officeooo:paragraph-rsid="0012eb82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text-properties style:font-name="Courier 10 Pitch" fo:font-size="9pt" fo:font-style="normal" fo:font-weight="normal" officeooo:rsid="0013654f" officeooo:paragraph-rsid="0013654f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text-properties style:font-name="Courier 10 Pitch" fo:font-size="9pt" fo:font-style="normal" fo:font-weight="normal" officeooo:rsid="0016ea09" officeooo:paragraph-rsid="0016ea09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text-properties style:font-name="Courier 10 Pitch" fo:font-size="9pt" fo:font-style="normal" fo:font-weight="normal" officeooo:rsid="0017a5fa" officeooo:paragraph-rsid="0017a5fa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text-properties style:font-name="Courier 10 Pitch" fo:font-size="9pt" fo:font-style="normal" fo:font-weight="normal" officeooo:rsid="0017a5fa" officeooo:paragraph-rsid="001942c2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text-properties style:font-name="Courier 10 Pitch" fo:font-size="9pt" fo:font-style="normal" fo:font-weight="normal" officeooo:rsid="001942c2" officeooo:paragraph-rsid="001942c2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text-properties style:font-name="Courier 10 Pitch" fo:font-size="9pt" fo:font-style="normal" fo:font-weight="normal" officeooo:rsid="001bb1a1" officeooo:paragraph-rsid="001bb1a1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style:text-properties style:font-name="Courier 10 Pitch" fo:font-size="9pt" fo:font-style="normal" fo:font-weight="normal" officeooo:rsid="001bb1a1" officeooo:paragraph-rsid="001bb6f5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Courier 10 Pitch" fo:font-size="9pt" fo:font-style="normal" fo:font-weight="normal" officeooo:rsid="001bb6f5" officeooo:paragraph-rsid="001bb6f5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style:text-properties style:font-name="Courier 10 Pitch" fo:font-size="9pt" fo:font-style="normal" fo:font-weight="normal" officeooo:rsid="001d0400" officeooo:paragraph-rsid="001d0400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style:text-properties style:font-name="Courier 10 Pitch" fo:font-size="9pt" fo:font-style="normal" fo:font-weight="normal" officeooo:rsid="001ed18b" officeooo:paragraph-rsid="001ed18b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text-properties style:font-name="Courier 10 Pitch" fo:font-size="10pt" fo:font-style="normal" officeooo:rsid="000ea7eb" officeooo:paragraph-rsid="000ea7eb" style:font-size-asian="10pt" style:font-style-asian="normal" style:font-size-complex="10pt" style:font-style-complex="normal"/>
    </style:style>
    <style:style style:name="P24" style:family="paragraph" style:parent-style-name="Standard">
      <style:text-properties style:font-name="Courier 10 Pitch" fo:font-size="10pt" fo:font-style="normal" officeooo:rsid="000ea7eb" officeooo:paragraph-rsid="000f0cc1" style:font-size-asian="10pt" style:font-style-asian="normal" style:font-size-complex="10pt" style:font-style-complex="normal"/>
    </style:style>
    <style:style style:name="P25" style:family="paragraph" style:parent-style-name="Standard">
      <style:text-properties style:font-name="Courier 10 Pitch" fo:font-size="8.5pt" fo:font-style="normal" fo:font-weight="normal" officeooo:rsid="001942c2" officeooo:paragraph-rsid="001942c2" style:font-size-asian="8.5pt" style:font-style-asian="normal" style:font-weight-asian="normal" style:font-size-complex="8.5pt" style:font-style-complex="normal" style:font-weight-complex="normal"/>
    </style:style>
    <style:style style:name="P26" style:family="paragraph" style:parent-style-name="Standard">
      <style:paragraph-properties>
        <style:tab-stops>
          <style:tab-stop style:position="8.666cm"/>
        </style:tab-stops>
      </style:paragraph-properties>
      <style:text-properties style:font-name="Courier 10 Pitch" fo:font-size="8.5pt" fo:font-style="normal" fo:font-weight="normal" officeooo:rsid="001b2d10" officeooo:paragraph-rsid="001b2d10" style:font-size-asian="8.5pt" style:font-style-asian="normal" style:font-weight-asian="normal" style:font-size-complex="8.5pt" style:font-style-complex="normal" style:font-weight-complex="normal"/>
    </style:style>
    <style:style style:name="P27" style:family="paragraph" style:parent-style-name="Standard">
      <style:text-properties style:font-name="Lato" fo:font-size="20pt" officeooo:rsid="000ea7eb" officeooo:paragraph-rsid="000ea7eb" style:font-size-asian="17.5pt" style:font-size-complex="20pt"/>
    </style:style>
    <style:style style:name="P28" style:family="paragraph" style:parent-style-name="Standard">
      <style:text-properties style:font-name="Lato" fo:font-size="13pt" fo:font-style="italic" officeooo:rsid="000ea7eb" officeooo:paragraph-rsid="000ea7eb" style:font-size-asian="11.3500003814697pt" style:font-style-asian="italic" style:font-size-complex="13pt" style:font-style-complex="italic"/>
    </style:style>
    <style:style style:name="P29" style:family="paragraph" style:parent-style-name="Standard">
      <style:text-properties style:font-name="Lato" fo:font-size="13pt" fo:font-style="normal" officeooo:rsid="000ea7eb" officeooo:paragraph-rsid="000ea7eb" style:font-size-asian="11.3500003814697pt" style:font-style-asian="normal" style:font-size-complex="13pt" style:font-style-complex="normal"/>
    </style:style>
    <style:style style:name="P30" style:family="paragraph" style:parent-style-name="Standard">
      <style:text-properties style:font-name="Lato" fo:font-size="13pt" fo:font-style="normal" officeooo:rsid="000ea7eb" officeooo:paragraph-rsid="000f1558" style:font-size-asian="11.3500003814697pt" style:font-style-asian="normal" style:font-size-complex="13pt" style:font-style-complex="normal"/>
    </style:style>
    <style:style style:name="P31" style:family="paragraph" style:parent-style-name="Standard">
      <style:text-properties style:font-name="Lato" fo:font-size="12pt" fo:font-style="italic" fo:font-weight="normal" officeooo:rsid="00109005" officeooo:paragraph-rsid="0012eb82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style:font-name="Lato" fo:font-size="12pt" fo:font-style="normal" officeooo:rsid="000ea7eb" officeooo:paragraph-rsid="000ea7eb" style:font-size-asian="12pt" style:font-style-asian="normal" style:font-size-complex="12pt" style:font-style-complex="normal"/>
    </style:style>
    <style:style style:name="P33" style:family="paragraph" style:parent-style-name="Standard">
      <style:text-properties style:font-name="Lato" fo:font-size="12pt" fo:font-style="normal" officeooo:rsid="000ea7eb" officeooo:paragraph-rsid="000f0cc1" style:font-size-asian="12pt" style:font-style-asian="normal" style:font-size-complex="12pt" style:font-style-complex="normal"/>
    </style:style>
    <style:style style:name="P34" style:family="paragraph" style:parent-style-name="Standard">
      <style:text-properties style:font-name="Lato" fo:font-size="12pt" fo:font-style="normal" officeooo:rsid="000f1558" officeooo:paragraph-rsid="000f1558" style:font-size-asian="12pt" style:font-style-asian="normal" style:font-size-complex="12pt" style:font-style-complex="normal"/>
    </style:style>
    <style:style style:name="P35" style:family="paragraph" style:parent-style-name="Standard">
      <style:text-properties style:font-name="Lato" fo:font-size="12pt" fo:font-style="normal" fo:font-weight="normal" officeooo:rsid="0011cddf" officeooo:paragraph-rsid="0011cdd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Lato" fo:font-size="12pt" fo:font-style="normal" fo:font-weight="normal" officeooo:rsid="0012eb82" officeooo:paragraph-rsid="0012eb8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ato" fo:font-size="12pt" fo:font-style="normal" fo:font-weight="normal" officeooo:rsid="0013654f" officeooo:paragraph-rsid="0013654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ato" fo:font-size="12pt" fo:font-style="normal" fo:font-weight="normal" officeooo:rsid="0013654f" officeooo:paragraph-rsid="0016ea0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ato" fo:font-size="12pt" fo:font-style="normal" fo:font-weight="normal" officeooo:rsid="0013654f" officeooo:paragraph-rsid="0017a5fa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ato" fo:font-size="12pt" fo:font-style="normal" fo:font-weight="normal" officeooo:rsid="0013654f" officeooo:paragraph-rsid="001942c2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ato" fo:font-size="12pt" fo:font-style="normal" fo:font-weight="normal" officeooo:rsid="001b2d10" officeooo:paragraph-rsid="001b2d1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ato" fo:font-size="12pt" fo:font-style="normal" fo:font-weight="normal" officeooo:rsid="001bb1a1" officeooo:paragraph-rsid="001bb1a1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Lato" fo:font-size="12pt" fo:font-style="normal" fo:font-weight="normal" officeooo:rsid="001bb6f5" officeooo:paragraph-rsid="001bb6f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Lato" fo:font-size="12pt" fo:font-style="normal" fo:font-weight="normal" officeooo:rsid="001d0400" officeooo:paragraph-rsid="001d0400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Lato" fo:font-size="12pt" fo:font-style="normal" fo:font-weight="normal" officeooo:rsid="001ed18b" officeooo:paragraph-rsid="001ed18b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Lato" fo:font-size="12pt" fo:font-style="normal" fo:font-weight="bold" officeooo:rsid="001b2d10" officeooo:paragraph-rsid="001b2d10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style:font-name="Lato" fo:font-size="14pt" fo:font-style="italic" fo:font-weight="bold" officeooo:rsid="00109005" officeooo:paragraph-rsid="00109005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Standard">
      <style:text-properties style:font-name="Lato" fo:font-size="14pt" fo:font-style="italic" fo:font-weight="bold" officeooo:rsid="00109005" officeooo:paragraph-rsid="0011cddf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Standard">
      <style:text-properties style:font-name="Lato" fo:font-size="14pt" fo:font-style="italic" fo:font-weight="bold" officeooo:rsid="00109005" officeooo:paragraph-rsid="0012eb82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Standard">
      <style:text-properties style:font-name="Lato" fo:font-size="14pt" fo:font-style="italic" fo:font-weight="bold" officeooo:rsid="00109005" officeooo:paragraph-rsid="0016ea09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Standard">
      <style:text-properties style:font-name="Lato" fo:font-size="14pt" fo:font-style="normal" officeooo:rsid="000ea7eb" officeooo:paragraph-rsid="000ea7eb" style:font-size-asian="14pt" style:font-style-asian="normal" style:font-size-complex="14pt" style:font-style-complex="normal"/>
    </style:style>
    <style:style style:name="P52" style:family="paragraph" style:parent-style-name="Standard">
      <style:text-properties style:font-name="Lato" fo:font-size="14pt" fo:font-style="normal" fo:font-weight="bold" officeooo:rsid="00109005" officeooo:paragraph-rsid="00109005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font-name="Lato" fo:font-size="14pt" fo:font-style="normal" fo:font-weight="bold" officeooo:rsid="0011cddf" officeooo:paragraph-rsid="0011cddf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font-name="Lato" fo:font-size="14pt" fo:font-style="normal" fo:font-weight="bold" officeooo:rsid="001b2d10" officeooo:paragraph-rsid="001b2d10" style:font-size-asian="12.25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font-name="Lato" fo:font-size="14pt" fo:font-style="normal" fo:font-weight="bold" officeooo:rsid="001b2d10" officeooo:paragraph-rsid="001d0400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style:font-name="Lato" fo:font-size="8.5pt" fo:font-style="normal" fo:font-weight="normal" officeooo:rsid="0013654f" officeooo:paragraph-rsid="001942c2" style:font-size-asian="8.5pt" style:font-style-asian="normal" style:font-weight-asian="normal" style:font-size-complex="8.5pt" style:font-style-complex="normal" style:font-weight-complex="normal"/>
    </style:style>
    <style:style style:name="P57" style:family="paragraph" style:parent-style-name="Standard">
      <style:text-properties fo:font-size="9pt" fo:font-style="normal" officeooo:rsid="000ea7eb" officeooo:paragraph-rsid="000ea7eb" style:font-size-asian="9pt" style:font-style-asian="normal" style:font-size-complex="9pt" style:font-style-complex="normal"/>
    </style:style>
    <style:style style:name="P58" style:family="paragraph" style:parent-style-name="Standard">
      <style:text-properties style:font-name="Lato" fo:font-size="14pt" fo:font-style="normal" fo:font-weight="bold" officeooo:rsid="0011cddf" officeooo:paragraph-rsid="0016ea09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style:font-name="Lato" fo:font-size="14pt" fo:font-style="italic" fo:font-weight="bold" officeooo:rsid="00109005" officeooo:paragraph-rsid="00205373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Standard">
      <style:text-properties style:font-name="Lato" fo:font-size="12pt" fo:font-style="normal" fo:font-weight="normal" officeooo:rsid="0016ea09" officeooo:paragraph-rsid="0016ea09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Lato" fo:font-size="12pt" fo:font-style="normal" fo:font-weight="normal" officeooo:rsid="0016ea09" officeooo:paragraph-rsid="0017a5fa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3">
      <style:text-properties style:font-name="Lato" fo:font-size="12pt" fo:font-style="normal" fo:font-weight="normal" officeooo:rsid="0013654f" officeooo:paragraph-rsid="0017a5fa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3">
      <style:text-properties style:font-name="Lato" fo:font-size="12pt" fo:font-style="normal" fo:font-weight="normal" officeooo:rsid="0013654f" officeooo:paragraph-rsid="001942c2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2">
      <style:text-properties officeooo:paragraph-rsid="0016ea09"/>
    </style:style>
    <style:style style:name="P65" style:family="paragraph" style:parent-style-name="Standard" style:list-style-name="L3">
      <style:text-properties officeooo:paragraph-rsid="0017a5fa"/>
    </style:style>
    <style:style style:name="P66" style:family="paragraph" style:parent-style-name="Standard">
      <style:text-properties style:font-name="Courier 10 Pitch" fo:font-size="9pt" fo:font-style="normal" fo:font-weight="normal" officeooo:rsid="001942c2" officeooo:paragraph-rsid="001942c2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 style:list-style-name="L4">
      <style:text-properties officeooo:paragraph-rsid="001942c2"/>
    </style:style>
    <style:style style:name="P68" style:family="paragraph" style:parent-style-name="Standard" style:list-style-name="L5">
      <style:text-properties officeooo:paragraph-rsid="001942c2"/>
    </style:style>
    <style:style style:name="P69" style:family="paragraph" style:parent-style-name="Preformatted_20_Text" style:list-style-name="L1">
      <style:text-properties style:font-name="Lato" fo:font-size="12pt" fo:font-style="italic" fo:font-weight="normal" officeooo:rsid="0013654f" officeooo:paragraph-rsid="0013654f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1cddf" style:font-style-asian="normal" style:font-style-complex="normal"/>
    </style:style>
    <style:style style:name="T3" style:family="text">
      <style:text-properties fo:font-style="normal" officeooo:rsid="0012eb82" style:font-style-asian="normal" style:font-style-complex="normal"/>
    </style:style>
    <style:style style:name="T4" style:family="text">
      <style:text-properties fo:font-style="normal" officeooo:rsid="0013654f" style:font-style-asian="normal" style:font-style-complex="normal"/>
    </style:style>
    <style:style style:name="T5" style:family="text">
      <style:text-properties fo:font-style="normal" officeooo:rsid="0016ea09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style:font-name="Lato" fo:font-style="normal" style:font-style-asian="normal" style:font-style-complex="normal"/>
    </style:style>
    <style:style style:name="T8" style:family="text">
      <style:text-properties style:font-name="Lato" fo:font-style="normal" officeooo:rsid="000f0cc1" style:font-style-asian="normal" style:font-style-complex="normal"/>
    </style:style>
    <style:style style:name="T9" style:family="text">
      <style:text-properties style:font-name="Lato" fo:font-style="normal" officeooo:rsid="000f1558" style:font-style-asian="normal" style:font-style-complex="normal"/>
    </style:style>
    <style:style style:name="T10" style:family="text">
      <style:text-properties style:font-name="Lato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font-name="Lato" fo:font-size="12pt" fo:font-style="normal" fo:font-weight="normal" officeooo:rsid="0013654f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ato" fo:font-size="12pt" fo:font-style="normal" fo:font-weight="normal" officeooo:rsid="0016ea09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ato" fo:font-size="12pt" fo:font-style="normal" fo:font-weight="normal" officeooo:rsid="001942c2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at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Lato" fo:font-size="14pt" fo:font-style="normal" fo:font-weight="bold" officeooo:rsid="000f0cc1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name="Lato" officeooo:rsid="0011cddf" style:font-size-asian="12pt"/>
    </style:style>
    <style:style style:name="T17" style:family="text">
      <style:text-properties style:font-name="Lato" officeooo:rsid="001542dc" style:font-size-asian="12pt"/>
    </style:style>
    <style:style style:name="T18" style:family="text">
      <style:text-properties style:font-name="Lato" officeooo:rsid="0016ea09" style:font-size-asian="12pt"/>
    </style:style>
    <style:style style:name="T19" style:family="text">
      <style:text-properties style:font-name="Lato" fo:font-style="italic" officeooo:rsid="0011cddf" style:font-size-asian="12pt" style:font-style-asian="italic" style:font-style-complex="italic"/>
    </style:style>
    <style:style style:name="T20" style:family="text">
      <style:text-properties style:font-name="Lato" fo:font-style="italic" officeooo:rsid="001542dc" style:font-size-asian="12pt" style:font-style-asian="italic" style:font-style-complex="italic"/>
    </style:style>
    <style:style style:name="T21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11cddf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205373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weight="normal" officeooo:rsid="0011cddf" style:font-size-asian="10.5pt" style:font-weight-asian="normal" style:font-size-complex="12pt" style:font-weight-complex="normal"/>
    </style:style>
    <style:style style:name="T25" style:family="text">
      <style:text-properties officeooo:rsid="0012eb82"/>
    </style:style>
    <style:style style:name="T26" style:family="text">
      <style:text-properties officeooo:rsid="001542dc"/>
    </style:style>
    <style:style style:name="T27" style:family="text">
      <style:text-properties fo:font-style="italic" officeooo:rsid="001542dc" style:font-style-asian="italic" style:font-style-complex="italic"/>
    </style:style>
    <style:style style:name="T28" style:family="text">
      <style:text-properties officeooo:rsid="0016ea09"/>
    </style:style>
    <style:style style:name="T29" style:family="text">
      <style:text-properties officeooo:rsid="001942c2"/>
    </style:style>
    <style:style style:name="T30" style:family="text">
      <style:text-properties officeooo:rsid="001b2d10"/>
    </style:style>
    <style:style style:name="T31" style:family="text">
      <style:text-properties officeooo:rsid="001bb6f5"/>
    </style:style>
    <style:style style:name="T32" style:family="text">
      <style:text-properties officeooo:rsid="001c47ba"/>
    </style:style>
    <style:style style:name="T33" style:family="text">
      <style:text-properties officeooo:rsid="001d04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MC833 – Atividade 1</text:p>
      <text:p text:style-name="P28">André Muricy Santos <text:span text:style-name="T1"><text:s/><text:tab/>RA 134949</text:span></text:p>
      <text:p text:style-name="P28">Diego Rocha <text:tab/><text:tab/><text:tab/><text:span text:style-name="T1">RA 135494</text:span></text:p>
      <text:p text:style-name="P29"/>
      <text:p text:style-name="P51">Parte 1 (1.1)</text:p>
      <text:p text:style-name="P32"/>
      <text:p text:style-name="P1"><text:span text:style-name="T15">Questão </text:span><text:span text:style-name="T14">a)</text:span><text:span text:style-name="T10"> </text:span></text:p>
      <text:p text:style-name="P33"/>
      <text:p text:style-name="P1"><text:span text:style-name="T10">Site 1: </text:span><text:a xlink:type="simple" xlink:href="http://www.gamespot.com/" text:style-name="Internet_20_link" text:visited-style-name="Visited_20_Internet_20_Link"><text:span text:style-name="T10">www.gamespot.com</text:span></text:a><text:span text:style-name="T10">. Resultado do comando “ping </text:span><text:a xlink:type="simple" xlink:href="http://www.gamespot.com/" text:style-name="Internet_20_link" text:visited-style-name="Visited_20_Internet_20_Link"><text:span text:style-name="T10">www.gamespot.com</text:span></text:a><text:span text:style-name="T10">”:</text:span></text:p>
      <text:p text:style-name="P57"/>
      <text:p text:style-name="P6">PING gamespot-www-vip1.phx2.cbsig.net (64.30.228.81) 56(84) bytes of data.</text:p>
      <text:p text:style-name="P6">64 bytes from gamespot-www-vip1.phx2.cbsig.net (64.30.228.81): icmp_seq=1 ttl=236 time=190 ms</text:p>
      <text:p text:style-name="P6">64 bytes from gamespot-www-vip1.phx2.cbsig.net (64.30.228.81): icmp_seq=2 ttl=236 time=190 ms</text:p>
      <text:p text:style-name="P6">64 bytes from gamespot-www-vip1.phx2.cbsig.net (64.30.228.81): icmp_seq=3 ttl=236 time=190 ms</text:p>
      <text:p text:style-name="P6">64 bytes from gamespot-www-vip1.phx2.cbsig.net (64.30.228.81): icmp_seq=4 ttl=236 time=190 ms</text:p>
      <text:p text:style-name="P6">64 bytes from gamespot-www-vip1.phx2.cbsig.net (64.30.228.81): icmp_seq=5 ttl=236 time=190 ms</text:p>
      <text:p text:style-name="P6">64 bytes from gamespot-www-vip1.phx2.cbsig.net (64.30.228.81): icmp_seq=6 ttl=236 time=190 ms</text:p>
      <text:p text:style-name="P6">64 bytes from gamespot-www-vip1.phx2.cbsig.net (64.30.228.81): icmp_seq=7 ttl=236 time=190 ms</text:p>
      <text:p text:style-name="P6">64 bytes from gamespot-www-vip1.phx2.cbsig.net (64.30.228.81): icmp_seq=8 ttl=236 time=190 ms</text:p>
      <text:p text:style-name="P6">64 bytes from gamespot-www-vip1.phx2.cbsig.net (64.30.228.81): icmp_seq=9 ttl=236 time=190 ms</text:p>
      <text:p text:style-name="P6">64 bytes from gamespot-www-vip1.phx2.cbsig.net (64.30.228.81): icmp_seq=10 ttl=236 time=190 ms</text:p>
      <text:p text:style-name="P6">--- gamespot-www-vip1.phx2.cbsig.net ping statistics ---</text:p>
      <text:p text:style-name="P6">10 packets transmitted, 10 received, 0% packet loss, time 9005ms</text:p>
      <text:p text:style-name="P6">rtt min/avg/max/mdev = 190.670/190.764/190.856/0.342 ms</text:p>
      <text:p text:style-name="P6"/>
      <text:p text:style-name="P2"><text:span text:style-name="T7">a) Site 2: </text:span><text:a xlink:type="simple" xlink:href="http://www.gamespot.com/" text:style-name="Internet_20_link" text:visited-style-name="Visited_20_Internet_20_Link"><text:span text:style-name="T7">www.google.com</text:span></text:a><text:span text:style-name="T7">. Resultado do comando “ping </text:span><text:a xlink:type="simple" xlink:href="http://www.gamespot.com/" text:style-name="Internet_20_link" text:visited-style-name="Visited_20_Internet_20_Link"><text:span text:style-name="T7">www.google.com</text:span></text:a><text:span text:style-name="T7">”:</text:span></text:p>
      <text:p text:style-name="P23"/>
      <text:p text:style-name="P6">PING www.google.com (216.58.202.228) 56(84) bytes of data.</text:p>
      <text:p text:style-name="P6">64 bytes from rio01s22-in-f228.1e100.net (216.58.202.228): icmp_seq=1 ttl=56 time=11.9 ms</text:p>
      <text:p text:style-name="P6">64 bytes from rio01s22-in-f228.1e100.net (216.58.202.228): icmp_seq=2 ttl=56 time=12.0 ms</text:p>
      <text:p text:style-name="P6">64 bytes from rio01s22-in-f228.1e100.net (216.58.202.228): icmp_seq=3 ttl=56 time=11.9 ms</text:p>
      <text:p text:style-name="P6">64 bytes from rio01s22-in-f228.1e100.net (216.58.202.228): icmp_seq=4 ttl=56 time=12.0 ms</text:p>
      <text:p text:style-name="P6">64 bytes from rio01s22-in-f228.1e100.net (216.58.202.228): icmp_seq=5 ttl=56 time=12.0 ms</text:p>
      <text:p text:style-name="P6">64 bytes from rio01s22-in-f228.1e100.net (216.58.202.228): icmp_seq=6 ttl=56 time=11.9 ms</text:p>
      <text:p text:style-name="P6">64 bytes from rio01s22-in-f228.1e100.net (216.58.202.228): icmp_seq=7 ttl=56 time=11.9 ms</text:p>
      <text:p text:style-name="P6">64 bytes from rio01s22-in-f228.1e100.net (216.58.202.228): icmp_seq=8 ttl=56 time=12.0 ms</text:p>
      <text:p text:style-name="P6">64 bytes from rio01s22-in-f228.1e100.net (216.58.202.228): icmp_seq=9 ttl=56 time=12.0 ms</text:p>
      <text:p text:style-name="P6">64 bytes from rio01s22-in-f228.1e100.net (216.58.202.228): icmp_seq=10 ttl=56 time=12.1 ms</text:p>
      <text:p text:style-name="P6">--- www.google.com ping statistics ---</text:p>
      <text:p text:style-name="P6">10 packets transmitted, 10 received, 0% packet loss, time 9011ms</text:p>
      <text:p text:style-name="P6">rtt min/avg/max/mdev = 11.944/12.033/12.188/0.137 ms</text:p>
      <text:p text:style-name="P3"><text:soft-page-break/><text:span text:style-name="T7">Site </text:span><text:span text:style-name="T8">3</text:span><text:span text:style-name="T7">: </text:span><text:a xlink:type="simple" xlink:href="http://www.gamespot.com/" text:style-name="Internet_20_link" text:visited-style-name="Visited_20_Internet_20_Link"><text:span text:style-name="T7">www.flowersbyrealflorists.c</text:span></text:a><text:a xlink:type="simple" xlink:href="http://www.gamespot.com/" text:style-name="Internet_20_link" text:visited-style-name="Visited_20_Internet_20_Link"><text:span text:style-name="T8">om</text:span></text:a><text:a xlink:type="simple" xlink:href="http://www.gamespot.com/" text:style-name="Internet_20_link" text:visited-style-name="Visited_20_Internet_20_Link"><text:span text:style-name="T7">.</text:span></text:a><text:a xlink:type="simple" xlink:href="http://www.gamespot.com/" text:style-name="Internet_20_link" text:visited-style-name="Visited_20_Internet_20_Link"><text:span text:style-name="T8">au</text:span></text:a><text:span text:style-name="T7">. Resultado do comando “ping </text:span><text:a xlink:type="simple" xlink:href="http://www.gamespot.com/" text:style-name="Internet_20_link" text:visited-style-name="Visited_20_Internet_20_Link"><text:span text:style-name="T7">www.flowersbyrealflorists.c</text:span></text:a><text:a xlink:type="simple" xlink:href="http://www.gamespot.com/" text:style-name="Internet_20_link" text:visited-style-name="Visited_20_Internet_20_Link"><text:span text:style-name="T8">om</text:span></text:a><text:a xlink:type="simple" xlink:href="http://www.gamespot.com/" text:style-name="Internet_20_link" text:visited-style-name="Visited_20_Internet_20_Link"><text:span text:style-name="T7">.</text:span></text:a><text:a xlink:type="simple" xlink:href="http://www.gamespot.com/" text:style-name="Internet_20_link" text:visited-style-name="Visited_20_Internet_20_Link"><text:span text:style-name="T8">au</text:span></text:a><text:span text:style-name="T7">”:</text:span></text:p>
      <text:p text:style-name="P23"/>
      <text:p text:style-name="P7">PING flowersbyrealflorists.com.au (117.55.230.76) 56(84) bytes of data.</text:p>
      <text:p text:style-name="P7">64 bytes from safeserver.artful.net.au (117.55.230.76): icmp_seq=1 ttl=43 time=334 ms</text:p>
      <text:p text:style-name="P7">64 bytes from safeserver.artful.net.au (117.55.230.76): icmp_seq=2 ttl=43 time=334 ms</text:p>
      <text:p text:style-name="P7">64 bytes from safeserver.artful.net.au (117.55.230.76): icmp_seq=3 ttl=43 time=334 ms</text:p>
      <text:p text:style-name="P7">64 bytes from safeserver.artful.net.au (117.55.230.76): icmp_seq=4 ttl=43 time=334 ms</text:p>
      <text:p text:style-name="P7">64 bytes from safeserver.artful.net.au (117.55.230.76): icmp_seq=5 ttl=43 time=334 ms</text:p>
      <text:p text:style-name="P7">64 bytes from safeserver.artful.net.au (117.55.230.76): icmp_seq=6 ttl=43 time=335 ms</text:p>
      <text:p text:style-name="P7">64 bytes from safeserver.artful.net.au (117.55.230.76): icmp_seq=7 ttl=43 time=335 ms</text:p>
      <text:p text:style-name="P7">64 bytes from safeserver.artful.net.au (117.55.230.76): icmp_seq=8 ttl=43 time=334 ms</text:p>
      <text:p text:style-name="P7">64 bytes from safeserver.artful.net.au (117.55.230.76): icmp_seq=9 ttl=43 time=335 ms</text:p>
      <text:p text:style-name="P7">64 bytes from safeserver.artful.net.au (117.55.230.76): icmp_seq=10 ttl=43 time=334 ms</text:p>
      <text:p text:style-name="P7">--- flowersbyrealflorists.com.au ping statistics ---</text:p>
      <text:p text:style-name="P7">11 packets transmitted, 10 received, 9% packet loss, time 10244ms</text:p>
      <text:p text:style-name="P7">rtt min/avg/max/mdev = 334.528/334.859/335.323/0.516 ms</text:p>
      <text:p text:style-name="P7"/>
      <text:p text:style-name="P3"><text:span text:style-name="T7">Site </text:span><text:span text:style-name="T9">4</text:span><text:span text:style-name="T7">: </text:span><text:a xlink:type="simple" xlink:href="http://www.gamespot.com/" text:style-name="Internet_20_link" text:visited-style-name="Visited_20_Internet_20_Link"><text:span text:style-name="T7">www.</text:span></text:a><text:a xlink:type="simple" xlink:href="http://www.gamespot.com/" text:style-name="Internet_20_link" text:visited-style-name="Visited_20_Internet_20_Link"><text:span text:style-name="T8">youtube</text:span></text:a><text:a xlink:type="simple" xlink:href="http://www.gamespot.com/" text:style-name="Internet_20_link" text:visited-style-name="Visited_20_Internet_20_Link"><text:span text:style-name="T7">.c</text:span></text:a><text:a xlink:type="simple" xlink:href="http://www.gamespot.com/" text:style-name="Internet_20_link" text:visited-style-name="Visited_20_Internet_20_Link"><text:span text:style-name="T8">om</text:span></text:a><text:span text:style-name="T7">. Resultado do comando “ping </text:span><text:a xlink:type="simple" xlink:href="http://www.gamespot.com/" text:style-name="Internet_20_link" text:visited-style-name="Visited_20_Internet_20_Link"><text:span text:style-name="T7">www.</text:span></text:a><text:a xlink:type="simple" xlink:href="http://www.gamespot.com/" text:style-name="Internet_20_link" text:visited-style-name="Visited_20_Internet_20_Link"><text:span text:style-name="T8">youtube</text:span></text:a><text:a xlink:type="simple" xlink:href="http://www.gamespot.com/" text:style-name="Internet_20_link" text:visited-style-name="Visited_20_Internet_20_Link"><text:span text:style-name="T7">.c</text:span></text:a><text:a xlink:type="simple" xlink:href="http://www.gamespot.com/" text:style-name="Internet_20_link" text:visited-style-name="Visited_20_Internet_20_Link"><text:span text:style-name="T8">om</text:span></text:a><text:span text:style-name="T7">”:</text:span></text:p>
      <text:p text:style-name="P24"/>
      <text:p text:style-name="P8">PING youtube-ui.l.google.com (216.58.222.14) 56(84) bytes of data.</text:p>
      <text:p text:style-name="P8">64 bytes from gru06s25-in-f14.1e100.net (216.58.222.14): icmp_seq=1 ttl=56 time=3.50 ms</text:p>
      <text:p text:style-name="P8">64 bytes from gru06s25-in-f14.1e100.net (216.58.222.14): icmp_seq=2 ttl=56 time=3.58 ms</text:p>
      <text:p text:style-name="P8">64 bytes from gru06s25-in-f14.1e100.net (216.58.222.14): icmp_seq=3 ttl=56 time=3.59 ms</text:p>
      <text:p text:style-name="P8">64 bytes from gru06s25-in-f14.1e100.net (216.58.222.14): icmp_seq=4 ttl=56 time=3.52 ms</text:p>
      <text:p text:style-name="P8">64 bytes from gru06s25-in-f14.1e100.net (216.58.222.14): icmp_seq=5 ttl=56 time=3.56 ms</text:p>
      <text:p text:style-name="P8">64 bytes from gru06s25-in-f14.1e100.net (216.58.222.14): icmp_seq=6 ttl=56 time=3.59 ms</text:p>
      <text:p text:style-name="P8">64 bytes from gru06s25-in-f14.1e100.net (216.58.222.14): icmp_seq=7 ttl=56 time=3.55 ms</text:p>
      <text:p text:style-name="P8">64 bytes from gru06s25-in-f14.1e100.net (216.58.222.14): icmp_seq=8 ttl=56 time=3.55 ms</text:p>
      <text:p text:style-name="P8">64 bytes from gru06s25-in-f14.1e100.net (216.58.222.14): icmp_seq=9 ttl=56 time=3.60 ms</text:p>
      <text:p text:style-name="P8">64 bytes from gru06s25-in-f14.1e100.net (216.58.222.14): icmp_seq=10 ttl=56 time=3.57 ms</text:p>
      <text:p text:style-name="P8">--- youtube-ui.l.google.com ping statistics ---</text:p>
      <text:p text:style-name="P8">10 packets transmitted, 10 received, 0% packet loss, time 9013ms</text:p>
      <text:p text:style-name="P8">rtt min/avg/max/mdev = 3.500/3.562/3.600/0.081 ms</text:p>
      <text:p text:style-name="P7"/>
      <text:p text:style-name="P7">--- flowersbyrealflorists.com.au ping statistics ---</text:p>
      <text:p text:style-name="P7">11 packets transmitted, 10 received, 9% packet loss, time 10244ms</text:p>
      <text:p text:style-name="P7">rtt min/avg/max/mdev = 334.528/334.859/335.323/0.516 ms</text:p>
      <text:p text:style-name="P7"/>
      <text:p text:style-name="P4"><text:span text:style-name="T7">Site </text:span><text:span text:style-name="T9">5</text:span><text:span text:style-name="T7">: <text:s/></text:span><text:a xlink:type="simple" xlink:href="http://www.ic.unicamp.br/" text:style-name="Internet_20_link" text:visited-style-name="Visited_20_Internet_20_Link"><text:span text:style-name="T9">www.ic.unicamp.br</text:span></text:a><text:span text:style-name="T9">. </text:span><text:span text:style-name="T7">Resultado do comando “ping </text:span><text:a xlink:type="simple" xlink:href="http://www.ic.unicamp.br/" text:style-name="Internet_20_link" text:visited-style-name="Visited_20_Internet_20_Link"><text:span text:style-name="T9">www.ic.unicamp.br</text:span></text:a><text:span text:style-name="T7">”:</text:span></text:p>
      <text:p text:style-name="P30"/>
      <text:p text:style-name="P8">PING atibaia.ic.unicamp.br (143.106.7.54) 56(84) bytes of data.</text:p>
      <text:p text:style-name="P8">64 bytes from atibaia.ic.unicamp.br (143.106.7.54): icmp_seq=1 ttl=62 time=0.376 ms</text:p>
      <text:p text:style-name="P8">64 bytes from atibaia.ic.unicamp.br (143.106.7.54): icmp_seq=2 ttl=62 time=0.359 ms</text:p>
      <text:p text:style-name="P8">64 bytes from atibaia.ic.unicamp.br (143.106.7.54): icmp_seq=3 ttl=62 time=0.374 ms</text:p>
      <text:p text:style-name="P8">64 bytes from atibaia.ic.unicamp.br (143.106.7.54): icmp_seq=4 ttl=62 time=0.403 ms</text:p>
      <text:p text:style-name="P8">64 bytes from atibaia.ic.unicamp.br (143.106.7.54): icmp_seq=5 ttl=62 time=0.440 ms</text:p>
      <text:p text:style-name="P8">64 bytes from atibaia.ic.unicamp.br (143.106.7.54): icmp_seq=6 ttl=62 time=0.375 ms</text:p>
      <text:p text:style-name="P8">64 bytes from atibaia.ic.unicamp.br (143.106.7.54): icmp_seq=7 ttl=62 time=0.363 ms</text:p>
      <text:p text:style-name="P8">64 bytes from atibaia.ic.unicamp.br (143.106.7.54): icmp_seq=8 ttl=62 time=0.419 ms</text:p>
      <text:p text:style-name="P8">64 bytes from atibaia.ic.unicamp.br (143.106.7.54): icmp_seq=9 ttl=62 time=0.350 ms</text:p>
      <text:p text:style-name="P8">64 bytes from atibaia.ic.unicamp.br (143.106.7.54): icmp_seq=10 ttl=62 time=0.376 ms</text:p>
      <text:p text:style-name="P8"/>
      <text:p text:style-name="P8">--- atibaia.ic.unicamp.br ping statistics ---</text:p>
      <text:p text:style-name="P8">10 packets transmitted, 10 received, 0% packet loss, time 9205ms</text:p>
      <text:p text:style-name="P8">rtt min/avg/max/mdev = 0.350/0.383/0.440/0.033 ms</text:p>
      <text:p text:style-name="P8"/>
      <text:p text:style-name="P34">Algumas observações são merecidas. Primeiramente, quanto mais próximo o servidor, menor o RTT; basta observar a diferença drástica de tempo de retorno de um pacote entre o servidor do ic (o comando foi executado nos laboratórios do IC3) e o site de flores na Austrália. Além disso, pôde-se reparar o redirecionamento que alguns sites fizeram, como o Google, para um servidor mais próximo lidar com o pedido de ping. Também se observa que o ping utiliza o protocolo ICMP, com cada pacote marcado com um _seq.</text:p>
      <text:p text:style-name="P52"><text:soft-page-break/>Questão b)</text:p>
      <text:p text:style-name="P47"><text:span text:style-name="T1"><text:tab/></text:span><text:span text:style-name="T21">O host não é alcançável utilizando a ferramenta ping (o primeiro pacote enviado nunca retorna), mas é acessível pelo website. O que acontece é que o comando ‘ping’ é bloqueado por algum servidor no começo da rota até tal site; </text:span><text:span text:style-name="T22">talvez por que</text:span><text:span text:style-name="T21">. Utilizando o comando ‘nslookup’, é possível descobrir o IP desse site. Com o ip, utilizamos ‘traceroute’ e obtemos o seguinte resultado:</text:span></text:p>
      <text:p text:style-name="P9">traceroute to 143.106.7.163 (143.106.7.163), 30 hops max, 60 byte packets</text:p>
      <text:p text:style-name="P9"><text:s/>1 <text:s/>gateway (143.106.16.62) <text:s/>0.406 ms <text:s/>0.493 ms <text:s/>0.633 ms</text:p>
      <text:p text:style-name="P9"><text:s/>2 <text:s/>* * *</text:p>
      <text:p text:style-name="P9"><text:s/>3 <text:s/>* * *</text:p>
      <text:p text:style-name="P9"><text:s/>4 <text:s/>* * *</text:p>
      <text:p text:style-name="P9"><text:s/>5 <text:s/>* * *</text:p>
      <text:p text:style-name="P9"><text:s/>6 <text:s/>* * *</text:p>
      <text:p text:style-name="P59"><text:span text:style-name="T21"><text:tab/></text:span><text:span text:style-name="T23">Nosso traceroute não consegue obter nenhum dado sobre a rota até o alvo a partir do gateway 143.106.16.62, o que pode sugerir que este roteador não está deixando certos tipos de mensagens passarem por ele. De fato, ao utilizar ‘ping’ no endereço alcançável, obtemos:</text:span></text:p>
      <text:p text:style-name="P10">PING 143.106.16.62 (143.106.16.62) 56(84) bytes of data.</text:p>
      <text:p text:style-name="P10">64 bytes from 143.106.16.62: icmp_seq=1 ttl=64 time=0.498 ms</text:p>
      <text:p text:style-name="P10">64 bytes from 143.106.16.62: icmp_seq=2 ttl=64 time=0.323 ms</text:p>
      <text:p text:style-name="P10">64 bytes from 143.106.16.62: icmp_seq=3 ttl=64 time=0.292 ms</text:p>
      <text:p text:style-name="P10">64 bytes from 143.106.16.62: icmp_seq=4 ttl=64 time=0.267 ms</text:p>
      <text:p text:style-name="P10">64 bytes from 143.106.16.62: icmp_seq=5 ttl=64 time=0.319 ms</text:p>
      <text:p text:style-name="P10">64 bytes from 143.106.16.62: icmp_seq=6 ttl=64 time=0.337 ms</text:p>
      <text:p text:style-name="P35"><text:tab/>Ou seja, chegar a este roteador não é um problema sequer para ‘ping’; ele só não está programado para encaminhar este tipo de mensagem ao nosso destinatário original.</text:p>
      <text:p text:style-name="P35"/>
      <text:p text:style-name="P53">Questão c)</text:p>
      <text:p text:style-name="P48"><text:span text:style-name="T2"><text:tab/></text:span><text:span text:style-name="T22">O comando ‘ifconfig’ nos dá:</text:span></text:p>
      <text:p text:style-name="P35"/>
      <text:p text:style-name="P10">eno1: flags=4163&lt;UP,BROADCAST,RUNNING,MULTICAST&gt; <text:s/>mtu 1500</text:p>
      <text:p text:style-name="P10"><text:s text:c="8"/>inet 143.106.16.25 <text:s/>netmask 255.255.255.192 <text:s/>broadcast 143.106.16.63</text:p>
      <text:p text:style-name="P10"><text:s text:c="8"/>inet6 fe80::36e6:d7ff:fefc:2b35 <text:s/>prefixlen 64 <text:s/>scopeid 0x20&lt;link&gt;</text:p>
      <text:p text:style-name="P10"><text:s text:c="8"/>ether 34:e6:d7:fc:2b:35 <text:s/>txqueuelen 1000 <text:s/>(Ethernet)</text:p>
      <text:p text:style-name="P10"><text:s text:c="8"/>RX packets 395294 <text:s/>bytes 385328656 (367.4 MiB)</text:p>
      <text:p text:style-name="P10"><text:s text:c="8"/>RX errors 0 <text:s/>dropped 0 <text:s/>overruns 0 <text:s/>frame 0</text:p>
      <text:p text:style-name="P10"><text:s text:c="8"/>TX packets 587348 <text:s/>bytes 681309931 (649.7 MiB)</text:p>
      <text:p text:style-name="P10"><text:s text:c="8"/>TX errors 0 <text:s/>dropped 0 overruns 0 <text:s/>carrier 0 <text:s/>collisions 0</text:p>
      <text:p text:style-name="P10"><text:s text:c="8"/>device interrupt 20 <text:s/>memory 0xf7c00000-f7c20000 <text:s/></text:p>
      <text:p text:style-name="P10"/>
      <text:p text:style-name="P10">lo: flags=73&lt;UP,LOOPBACK,RUNNING&gt; <text:s/>mtu 65536</text:p>
      <text:p text:style-name="P10"><text:s text:c="8"/>inet 127.0.0.1 <text:s/>netmask 255.0.0.0</text:p>
      <text:p text:style-name="P10"><text:s text:c="8"/>inet6 ::1 <text:s/>prefixlen 128 <text:s/>scopeid 0x10&lt;host&gt;</text:p>
      <text:p text:style-name="P10"><text:s text:c="8"/>loop <text:s/>txqueuelen 1 <text:s/>(Local Loopback)</text:p>
      <text:p text:style-name="P10"><text:s text:c="8"/>RX packets 2 <text:s/>bytes 78 (78.0 B)</text:p>
      <text:p text:style-name="P10"><text:s text:c="8"/>RX errors 0 <text:s/>dropped 0 <text:s/>overruns 0 <text:s/>frame 0</text:p>
      <text:p text:style-name="P10"><text:s text:c="8"/>TX packets 2 <text:s/>bytes 78 (78.0 B)</text:p>
      <text:p text:style-name="P10"><text:s text:c="8"/>TX errors 0 <text:s/>dropped 0 overruns 0 <text:s/>carrier 0 <text:s/>collisions 0</text:p>
      <text:p text:style-name="P10"/>
      <text:p text:style-name="P10">virbr0: flags=4099&lt;UP,BROADCAST,MULTICAST&gt; <text:s/>mtu 1500</text:p>
      <text:p text:style-name="P10"><text:s text:c="8"/>inet 192.168.122.1 <text:s/>netmask 255.255.255.0 <text:s/>broadcast 192.168.122.255</text:p>
      <text:p text:style-name="P10"><text:s text:c="8"/>ether 52:54:00:c6:53:e5 <text:s/>txqueuelen 1000 <text:s/>(Ethernet)</text:p>
      <text:p text:style-name="P10"><text:s text:c="8"/>RX packets 0 <text:s/>bytes 0 (0.0 B)</text:p>
      <text:p text:style-name="P10"><text:s text:c="8"/>RX errors 0 <text:s/>dropped 0 <text:s/>overruns 0 <text:s/>frame 0</text:p>
      <text:p text:style-name="P10"><text:s text:c="8"/>TX packets 0 <text:s/>bytes 0 (0.0 B)</text:p>
      <text:p text:style-name="P10"><text:s text:c="8"/>TX errors 0 <text:s/>dropped 0 overruns 0 <text:s/>carrier 0 <text:s/>collisions 0</text:p>
      <text:p text:style-name="P10"/>
      <text:p text:style-name="P36"/>
      <text:p text:style-name="P36"/>
      <text:p text:style-name="P36"/>
      <text:p text:style-name="P36"><text:soft-page-break/><text:tab/><text:span text:style-name="T26">Nessa saída, podemos observar que a interface que o computador utiliza para se comunicar com a internet é a </text:span><text:span text:style-name="T27">enol</text:span><text:span text:style-name="T26">, dada a quantidade de pacotes enviados e recebidos dessa interface. A interface de Loopback é a</text:span><text:span text:style-name="T20"> </text:span><text:span text:style-name="T19">lo</text:span><text:span text:style-name="T16">, </text:span><text:span text:style-name="T17">haja vista que a flag LOOPBACK está ativada para esta interface. </text:span><text:span text:style-name="T18">Para alterar a quantidade de pacotes enviados e recebidos, é possível alterar a unidade máxima de transmissão, para que mais ou menos dados sejam transmitidos por pacote. Isso é feito com o comando ‘ifconfig interface mtu X’. Ao tentar realizá-lo no computador do IC para a interface ‘enol’, meu usuário não tinha permissões o suficiente, então a saída de tal comando não foi exibida.</text:span></text:p>
      <text:p text:style-name="P36"/>
      <text:p text:style-name="P49"><text:span text:style-name="T2">Questão </text:span><text:span text:style-name="T3">d</text:span><text:span text:style-name="T2">)</text:span></text:p>
      <text:p text:style-name="P31"><text:span text:style-name="T2"><text:tab/></text:span><text:span text:style-name="T3">O comando ‘route -n’ (o -n serve para mostrar o número do gateway padrão) nos dá:</text:span></text:p>
      <text:p text:style-name="P11"/>
      <text:p text:style-name="P11">Kernel IP routing table</text:p>
      <text:p text:style-name="P11">Destination <text:s text:c="4"/>Gateway <text:s text:c="8"/>Genmask <text:s text:c="8"/>Flags Metric Ref <text:s text:c="3"/>Use Iface</text:p>
      <text:p text:style-name="P11">0.0.0.0 <text:s text:c="8"/>143.106.16.62 <text:s text:c="2"/>0.0.0.0 <text:s text:c="8"/>UG <text:s text:c="3"/>0 <text:s text:c="5"/>0 <text:s text:c="7"/>0 eno1</text:p>
      <text:p text:style-name="P11">143.106.16.0 <text:s text:c="3"/>0.0.0.0 <text:s text:c="8"/>255.255.255.192 U <text:s text:c="4"/>0 <text:s text:c="5"/>0 <text:s text:c="7"/>0 eno1</text:p>
      <text:p text:style-name="P11">169.254.0.0 <text:s text:c="4"/>0.0.0.0 <text:s text:c="8"/>255.255.0.0 <text:s text:c="4"/>U <text:s text:c="4"/>1002 <text:s text:c="2"/>0 <text:s text:c="7"/>0 eno1</text:p>
      <text:p text:style-name="P11">192.168.122.0 <text:s text:c="2"/>0.0.0.0 <text:s text:c="8"/>255.255.255.0 <text:s text:c="2"/>U <text:s text:c="4"/>0 <text:s text:c="5"/>0 <text:s text:c="7"/>0 virbr0</text:p>
      <text:p text:style-name="P36"/>
      <text:p text:style-name="P31"><text:span text:style-name="T3"><text:tab/>A rota padrão é a rota para qualquer endereço que não esteja na tabela de routing do roteador. A regra que a rota padrão define é que um pacote deve ser enviado para o </text:span><text:span text:style-name="T25">default gateway</text:span><text:span text:style-name="T3"> se não estiver na tabela de routing do roteador atual; o próximo recipiente do pacote aplica a mesma regra, e assim por diante. Aqui, onde o comando foi executado, a rota padrão (destino 0.0.0.0) orienta o pacote ao roteador de endereço 143.106.16.62.</text:span></text:p>
      <text:p text:style-name="P36"/>
      <text:p text:style-name="P49"><text:span text:style-name="T2">Questão </text:span><text:span text:style-name="T3">e</text:span><text:span text:style-name="T2">)</text:span></text:p>
      <text:p text:style-name="P36"/>
      <text:p text:style-name="P31"><text:span text:style-name="T3"><text:tab/></text:span><text:span text:style-name="T4">O comando ‘nslookup’ utiliza resolução DNS para achar o endereço IP de um site qualquer; dentre as saídas, também exibe o servidor DNS utilizado pela máquina atual para tal resolução. ‘nslookup </text:span><text:a xlink:type="simple" xlink:href="http://www.google.com/" text:style-name="Internet_20_link" text:visited-style-name="Visited_20_Internet_20_Link"><text:span text:style-name="T4">www.google.com</text:span></text:a><text:span text:style-name="T4">’ nos dá:</text:span></text:p>
      <text:p text:style-name="P12"/>
      <text:p text:style-name="P13">bash-4.3$ nslookup www.google.com</text:p>
      <text:p text:style-name="P5"><text:span text:style-name="T1">Server:<text:tab/><text:tab/></text:span><text:span text:style-name="T6">143.106.16.144</text:span></text:p>
      <text:p text:style-name="P13">Address:<text:tab/><text:tab/>143.106.16.144#53</text:p>
      <text:p text:style-name="P13"/>
      <text:p text:style-name="P13">Non-authoritative answer:</text:p>
      <text:p text:style-name="P13">Name:<text:tab/>www.google.com</text:p>
      <text:p text:style-name="P13">Address: 216.58.202.228</text:p>
      <text:p text:style-name="P13"/>
      <text:p text:style-name="P37"><text:tab/>Onde o servidor destacado, 143.106.16.144, é o DNS que esta máquina utiliza. Abaixo, os endereços IP dos sites requisitados:</text:p>
      <text:list xml:id="list8822349839028752554" text:style-name="L1">
        <text:list-item>
          <text:p text:style-name="P69"><text:a xlink:type="simple" xlink:href="http://www.ic.unicamp.br/" text:style-name="Internet_20_link" text:visited-style-name="Visited_20_Internet_20_Link"><text:span text:style-name="T1">www.ic.unicamp.br</text:span></text:a><text:span text:style-name="T1">: <text:tab/>143.106.7.54</text:span></text:p>
        </text:list-item>
        <text:list-item>
          <text:p text:style-name="P69"><text:a xlink:type="simple" xlink:href="http://www.unicamp.br/" text:style-name="Internet_20_link" text:visited-style-name="Visited_20_Internet_20_Link"><text:span text:style-name="T1">www.unicamp.br</text:span></text:a><text:span text:style-name="T1">: <text:tab/><text:tab/>143.106.10.174</text:span></text:p>
        </text:list-item>
        <text:list-item>
          <text:p text:style-name="P69"><text:a xlink:type="simple" xlink:href="http://www.usp.br/" text:style-name="Internet_20_link" text:visited-style-name="Visited_20_Internet_20_Link"><text:span text:style-name="T1">www.usp.br</text:span></text:a><text:span text:style-name="T1">: <text:tab/><text:tab/><text:tab/>200.144.248.41</text:span></text:p>
        </text:list-item>
        <text:list-item>
          <text:p text:style-name="P69"><text:a xlink:type="simple" xlink:href="http://www.unesp.br/" text:style-name="Internet_20_link" text:visited-style-name="Visited_20_Internet_20_Link"><text:span text:style-name="T1">www.unesp.br</text:span></text:a><text:span text:style-name="T1">:<text:tab/><text:tab/>200.145.6.90</text:span></text:p>
        </text:list-item>
        <text:list-item>
          <text:p text:style-name="P69"><text:a xlink:type="simple" xlink:href="http://www.cs.man.ac.uk/" text:style-name="Internet_20_link" text:visited-style-name="Visited_20_Internet_20_Link"><text:span text:style-name="T1">www.cs.man.ac.uk</text:span></text:a><text:span text:style-name="T1">:<text:tab/><text:tab/>130.88.199.17</text:span></text:p>
        </text:list-item>
        <text:list-item>
          <text:p text:style-name="P69"><text:a xlink:type="simple" xlink:href="http://www.u-tokyo.ac.jp/" text:style-name="Internet_20_link" text:visited-style-name="Visited_20_Internet_20_Link"><text:span text:style-name="T1">www.u-tokyo.ac.jp</text:span></text:a><text:span text:style-name="T1">: <text:tab/><text:tab/>210.152.135.178</text:span></text:p>
        </text:list-item>
      </text:list>
      <text:p text:style-name="P58"/>
      <text:p text:style-name="P58"/>
      <text:p text:style-name="P58"/>
      <text:p text:style-name="P58"/>
      <text:p text:style-name="P58"/>
      <text:p text:style-name="P50"><text:soft-page-break/><text:span text:style-name="T2">Questão </text:span><text:span text:style-name="T5">f</text:span><text:span text:style-name="T2">)</text:span></text:p>
      <text:p text:style-name="P58"/>
      <text:p text:style-name="P38"><text:tab/><text:span text:style-name="T28">Podemos executar um ‘traceroute’ para todos os endereços. Resultados:</text:span></text:p>
      <text:p text:style-name="P37"/>
      <text:list xml:id="list7902803577695347527" text:style-name="L2">
        <text:list-item>
          <text:p text:style-name="P64"><text:span text:style-name="T11">‘</text:span><text:span text:style-name="T12">traceroute </text:span><text:span text:style-name="T11">143.106.7.54 </text:span><text:span text:style-name="T12">(</text:span><text:a xlink:type="simple" xlink:href="http://www.ic.unicamp.br/" text:style-name="Internet_20_link" text:visited-style-name="Visited_20_Internet_20_Link"><text:span text:style-name="T12">www.ic.unicamp.br</text:span></text:a><text:span text:style-name="T12">)</text:span><text:span text:style-name="T11">’:</text:span></text:p>
        </text:list-item>
      </text:list>
      <text:p text:style-name="P14"/>
      <text:p text:style-name="P14">traceroute to 143.106.7.54 (143.106.7.54), 30 hops max, 60 byte packets</text:p>
      <text:p text:style-name="P14"><text:s/>1 <text:s/>gateway (143.106.16.62) <text:s/>0.652 ms <text:s/>0.639 ms <text:s/>1.004 ms</text:p>
      <text:p text:style-name="P14"><text:s/>2 <text:s/>atibaia.ic.unicamp.br (143.106.7.54) <text:s/>0.608 ms <text:s/>0.616 ms <text:s/>0.613 ms</text:p>
      <text:p text:style-name="P14"/>
      <text:p text:style-name="P60"><text:tab/>Apenas um roteador até o servidor do IC.</text:p>
      <text:p text:style-name="P38"/>
      <text:list xml:id="list1390576346628422847" text:style-name="L3">
        <text:list-item>
          <text:p text:style-name="P65"><text:span text:style-name="T11">‘</text:span><text:span text:style-name="T12">traceroute </text:span><text:span text:style-name="T11">143.106.10.174 </text:span><text:span text:style-name="T12">(</text:span><text:a xlink:type="simple" xlink:href="http://www.ic.unicamp.br/" text:style-name="Internet_20_link" text:visited-style-name="Visited_20_Internet_20_Link"><text:span text:style-name="T12">www.unicamp.br</text:span></text:a><text:span text:style-name="T12">)</text:span><text:span text:style-name="T11">’:</text:span></text:p>
        </text:list-item>
      </text:list>
      <text:p text:style-name="P14"/>
      <text:p text:style-name="P14">traceroute to 143.106.10.174 (143.106.10.174), 30 hops max, 60 byte packets</text:p>
      <text:p text:style-name="P14"><text:s/>1 <text:s/>gateway (143.106.16.62) <text:s/>0.725 ms <text:s/>0.723 ms <text:s/>0.981 ms</text:p>
      <text:p text:style-name="P14"><text:s/>2 <text:s/>172.16.10.253 (172.16.10.253) <text:s/>0.701 ms <text:s/>0.706 ms <text:s/>0.964 ms</text:p>
      <text:p text:style-name="P14"><text:s/>3 <text:s/>area3-gw.unicamp.br (143.106.1.129) <text:s/>0.694 ms <text:s/>0.941 ms <text:s/>0.939 ms</text:p>
      <text:p text:style-name="P14"><text:s/>4 <text:s/>ptp-ncc-nbs.unicamp.br (143.106.199.9) <text:s/>0.658 ms <text:s/>0.655 ms <text:s/>0.662 ms</text:p>
      <text:p text:style-name="P14"><text:s/>5 <text:s/>dmz-gw.unicamp.br (143.106.2.52) <text:s/>0.644 ms <text:s/>0.639 ms <text:s/>0.634 ms</text:p>
      <text:p text:style-name="P14"><text:s/>6 <text:s/>cerejeira.unicamp.br (143.106.10.174) <text:s/>0.634 ms <text:s/>0.706 ms <text:s/>0.707 ms</text:p>
      <text:p text:style-name="P14"/>
      <text:p text:style-name="P61"><text:tab/>6 roteadores até o servidor ‘cerejeira’ da unicamp.</text:p>
      <text:p text:style-name="P39"/>
      <text:list xml:id="list224303877021221" text:continue-numbering="true" text:style-name="L3">
        <text:list-item>
          <text:p text:style-name="P62">‘<text:span text:style-name="T28">traceroute </text:span>200.144.248.41 <text:span text:style-name="T28">(</text:span><text:a xlink:type="simple" xlink:href="http://www.ic.unicamp.br/" text:style-name="Internet_20_link" text:visited-style-name="Visited_20_Internet_20_Link"><text:span text:style-name="T28">www.usp.br</text:span></text:a><text:span text:style-name="T28">)</text:span>’:</text:p>
        </text:list-item>
      </text:list>
      <text:p text:style-name="P39"/>
      <text:p text:style-name="P15">traceroute to 200.144.248.41 (200.144.248.41), 30 hops max, 60 byte packets</text:p>
      <text:p text:style-name="P15"><text:s/>1 <text:s/>gateway (143.106.16.62) <text:s/>0.721 ms <text:s/>0.705 ms <text:s/>1.031 ms</text:p>
      <text:p text:style-name="P15"><text:s/>2 <text:s/>172.16.10.253 (172.16.10.253) <text:s/>0.679 ms <text:s/>0.688 ms <text:s/>1.015 ms</text:p>
      <text:p text:style-name="P15"><text:s/>3 <text:s/>area3-gw.unicamp.br (143.106.1.129) <text:s/>0.677 ms <text:s/>0.675 ms <text:s/>0.995 ms</text:p>
      <text:p text:style-name="P15"><text:s/>4 <text:s/>ptp-ncc-nbs.unicamp.br (143.106.199.9) <text:s/>35.047 ms <text:s/>35.064 ms <text:s/>35.063 ms</text:p>
      <text:p text:style-name="P15"><text:s/>5 <text:s/>as28571.saopaulo.sp.ix.br (187.16.216.20) <text:s/>2.678 ms <text:s/>3.015 ms <text:s/>3.012 ms</text:p>
      <text:p text:style-name="P15"><text:s/>6 <text:s/>border2.uspnet.usp.br (143.107.151.42) <text:s/>3.002 ms <text:s/>2.930 ms <text:s/>3.489 ms</text:p>
      <text:p text:style-name="P15"><text:s/>7 <text:s/>143.107.249.38 (143.107.249.38) <text:s/>3.490 ms <text:s/>3.762 ms <text:s/>4.045 ms</text:p>
      <text:p text:style-name="P16"><text:s/><text:span text:style-name="T29">8 <text:s/>* * *</text:span></text:p>
      <text:p text:style-name="P16"><text:s text:c="4"/>. . .</text:p>
      <text:p text:style-name="P15"/>
      <text:p text:style-name="P61"><text:tab/>O caminho até o servidor da USP, pelo menos com traceroute, só é percorrido até o sétimo roteador; depois daí, todos os pacotes enviados expiram seu TTL. Mesmo utilizando a configuração -w 20, aumentando o tempo de espera, todos os roteadores subsquentes deram timeout.</text:p>
      <text:p text:style-name="P39"/>
      <text:list xml:id="list224305134632809" text:continue-numbering="true" text:style-name="L3">
        <text:list-item>
          <text:p text:style-name="P63">‘<text:span text:style-name="T28">traceroute </text:span>200.145.6.90 <text:span text:style-name="T28">(</text:span><text:a xlink:type="simple" xlink:href="http://www.unesp.br/" text:style-name="Internet_20_link" text:visited-style-name="Visited_20_Internet_20_Link"><text:span text:style-name="T28">www.unesp.br</text:span></text:a><text:span text:style-name="T28">)</text:span>’:</text:p>
        </text:list-item>
      </text:list>
      <text:p text:style-name="P16"/>
      <text:p text:style-name="P17">traceroute to 200.145.6.90 (200.145.6.90), 30 hops max, 60 byte packets</text:p>
      <text:p text:style-name="P17"><text:s/>1 <text:s/>gateway (143.106.16.62) <text:s/>0.762 ms <text:s/>0.749 ms <text:s/>0.979 ms</text:p>
      <text:p text:style-name="P17"><text:s/>2 <text:s/>172.16.10.253 (172.16.10.253) <text:s/>0.734 ms <text:s/>0.733 ms <text:s/>0.961 ms</text:p>
      <text:p text:style-name="P17"><text:s/>3 <text:s/>area3-gw.unicamp.br (143.106.1.129) <text:s/>0.707 ms <text:s/>0.718 ms <text:s/>0.717 ms</text:p>
      <text:p text:style-name="P17"><text:s/>4 <text:s/>ptp-nct-nbs.unicamp.br (143.106.199.13) <text:s/>5.529 ms <text:s/>5.534 ms ptp-ncc-nbs.unicamp.br (143.106.199.9) <text:s/>0.697 ms</text:p>
      <text:p text:style-name="P17"><text:s/>5 <text:s/>200-136-110-1.ansp.br (200.136.110.1) <text:s/>35.284 ms <text:s/>35.299 ms <text:s/>35.292 ms</text:p>
      <text:p text:style-name="P17"><text:s/>6 <text:s/>* * *</text:p>
      <text:p text:style-name="P17"><text:s/>7 <text:s/>rt-asr.net.unesp.br (200.145.0.253) <text:s/>34.659 ms <text:s/>34.675 ms <text:s/>34.667 ms</text:p>
      <text:p text:style-name="P17"><text:s/>8 <text:s/>* * *</text:p>
      <text:p text:style-name="P16"><text:s text:c="4"/>. . .</text:p>
      <text:p text:style-name="P16"/>
      <text:p text:style-name="P40"><text:tab/><text:span text:style-name="T29">No caminho até o servidor da unesp, o resto dos roteadores após o sétimo também não foram alcançados; inclusive, o pacote recebido pelo sexto roteador foi descartado, e portanto resposta alguma foi recebida.</text:span></text:p>
      <text:list xml:id="list5339690462266644718" text:style-name="L4">
        <text:list-item>
          <text:p text:style-name="P67"><text:soft-page-break/><text:span text:style-name="T11">‘</text:span><text:span text:style-name="T13">traceroute </text:span><text:span text:style-name="T11">130.88.199.17 </text:span><text:span text:style-name="T13">(</text:span><text:a xlink:type="simple" xlink:href="http://www.cs.man.ac.uk/" text:style-name="Internet_20_link" text:visited-style-name="Visited_20_Internet_20_Link"><text:span text:style-name="T11">www.cs.man.ac.uk</text:span></text:a><text:span text:style-name="T13">)</text:span><text:span text:style-name="T11">’</text:span></text:p>
        </text:list-item>
      </text:list>
      <text:p text:style-name="P17"/>
      <text:p text:style-name="P25">traceroute to 130.88.199.17 (130.88.199.17), 30 hops max, 60 byte packets</text:p>
      <text:p text:style-name="P25"><text:s/>1 <text:s/>gateway (143.106.16.62) <text:s/>0.714 ms <text:s/>0.706 ms <text:s/>0.956 ms</text:p>
      <text:p text:style-name="P25"><text:s/>2 <text:s/>172.16.10.253 (172.16.10.253) <text:s/>0.692 ms <text:s/>0.692 ms <text:s/>0.943 ms</text:p>
      <text:p text:style-name="P25"><text:s/>3 <text:s/>area3-gw.unicamp.br (143.106.1.129) <text:s/>0.680 ms <text:s/>0.927 ms <text:s/>0.926 ms</text:p>
      <text:p text:style-name="P25"><text:s/>4 <text:s/>ptp-ncc-nbs.unicamp.br (143.106.199.9) <text:s/>11.294 ms ptp-nct-nbs.unicamp.br (143.106.199.13) <text:s/>24.969 ms ptp-ncc-nbs.unicamp.br (143.106.199.9) <text:s/>11.299 ms</text:p>
      <text:p text:style-name="P25"><text:s/>5 <text:s/>* * *</text:p>
      <text:p text:style-name="P25"><text:s/>6 <text:s/>sp-sp2.bkb.rnp.br (200.143.253.37) <text:s/>2.755 ms <text:s/>2.690 ms <text:s/>2.971 ms</text:p>
      <text:p text:style-name="P25"><text:s/>7 <text:s/>et-3-3-0.469.rtsw.wash.net.internet2.edu (64.57.28.61) <text:s/>184.838 ms <text:s/>185.087 ms <text:s/>185.087 ms</text:p>
      <text:p text:style-name="P25"><text:s/>8 <text:s/>internet2-gw.mx1.lon.uk.geant.net (62.40.124.44) <text:s/>257.583 ms <text:s/>257.075 ms <text:s/>257.079 ms</text:p>
      <text:p text:style-name="P25"><text:s/>9 <text:s/>janet-gw.mx1.lon.uk.geant.net (62.40.124.198) <text:s/>257.079 ms <text:s/>257.560 ms <text:s/>257.127 ms</text:p>
      <text:p text:style-name="P25">10 <text:s/>ae29.londpg-sbr2.ja.net (146.97.33.2) <text:s/>258.047 ms <text:s/>258.036 ms <text:s/>258.275 ms</text:p>
      <text:p text:style-name="P25">11 <text:s/>ae31.erdiss-sbr2.ja.net (146.97.33.22) <text:s/>262.081 ms <text:s/>261.776 ms <text:s/>261.515 ms</text:p>
      <text:p text:style-name="P25">12 <text:s/>ae29.manckh-sbr1.ja.net (146.97.33.42) <text:s/>263.278 ms <text:s/>263.383 ms <text:s/>263.322 ms</text:p>
      <text:p text:style-name="P25">13 <text:s/>nnw.manckh-sbr1.ja.net (146.97.41.62) <text:s/>263.567 ms <text:s/>263.570 ms <text:s/>263.570 ms</text:p>
      <text:p text:style-name="P25">14 <text:s/>gw-man-kb2.netnw.net.uk (194.66.27.18) <text:s/>263.563 ms <text:s/>264.184 ms <text:s/>263.556 ms</text:p>
      <text:p text:style-name="P25">15 <text:s/>gw-uom-kb.its.manchester.ac.uk (194.66.26.102) <text:s/>264.187 ms <text:s/>264.156 ms <text:s/>263.887 ms</text:p>
      <text:p text:style-name="P25">16 <text:s/>130.88.249.185 (130.88.249.185) <text:s/>265.343 ms <text:s/>265.324 ms <text:s/>264.768 ms</text:p>
      <text:p text:style-name="P25">17 <text:s/>gw-jh.cnw.its.manchester.ac.uk (130.88.249.178) <text:s/>264.403 ms <text:s/>265.057 ms <text:s/>264.412 ms</text:p>
      <text:p text:style-name="P25">18 <text:s/>130.88.250.35 (130.88.250.35) <text:s/>264.988 ms <text:s/>264.452 ms <text:s/>264.430 ms</text:p>
      <text:p text:style-name="P25">19 <text:s/>gw-kilburn.its.manchester.ac.uk (192.84.75.10) <text:s/>264.846 ms <text:s/>264.848 ms <text:s/>264.845 ms</text:p>
      <text:p text:style-name="P25">20 <text:s/>waldorf.cs.man.ac.uk (130.88.199.17) <text:s/>264.221 ms !X <text:s/>264.218 ms !X <text:s/>264.225 ms !X</text:p>
      <text:p text:style-name="P40"/>
      <text:p text:style-name="P40"><text:tab/><text:span text:style-name="T29">O quinto pacote não teve uma resposta correspondente recebida de volta, mas aqui ficam claros quais são os links de longo alcance. Basta observar o aumento drástico em RTT entre os roteadores 6 e 7; o roteador 6 se encontra no brasil, pelo sufixo ‘.br’, e o sétimo, nos EUA, pelo sufixo ‘.edu’, que apenas instituições de ensino superior americanas podem utilizar. Além desse enlace de longo alcance, o enlace 7-8 também é; o roteador 8 está localizado no Reino Unido. O RTT aumenta significativamente depois desse enlace também.</text:span></text:p>
      <text:p text:style-name="P40"/>
      <text:list xml:id="list3866032210897981019" text:style-name="L5">
        <text:list-item>
          <text:p text:style-name="P68"><text:span text:style-name="T11">‘</text:span><text:span text:style-name="T13">traceroute </text:span><text:span text:style-name="T11">210.152.135.178’ </text:span><text:span text:style-name="T13">(www.u-tokyo.ac.jp):</text:span></text:p>
        </text:list-item>
      </text:list>
      <text:p text:style-name="P26"/>
      <text:p text:style-name="P26">traceroute to 210.152.135.178 (210.152.135.178), 30 hops max, 60 byte packets</text:p>
      <text:p text:style-name="P26"><text:s/>1 <text:s/>gateway (143.106.16.62) <text:s/>0.746 ms <text:s/>0.739 ms <text:s/>1.010 ms</text:p>
      <text:p text:style-name="P26"><text:s/>2 <text:s/>172.16.10.253 (172.16.10.253) <text:s/>0.726 ms <text:s/>0.726 ms <text:s/>0.997 ms</text:p>
      <text:p text:style-name="P26"><text:s/>3 <text:s/>area3-gw.unicamp.br (143.106.1.129) <text:s/>0.714 ms <text:s/>0.983 ms <text:s/>0.982 ms</text:p>
      <text:p text:style-name="P26"><text:s/>4 <text:s/>ptp-nct-nbs.unicamp.br (143.106.199.13) <text:s/>10.632 ms ptp-ncc-nbs.unicamp.br (143.106.199.9) <text:s/>28.785 ms <text:s/>28.799 ms</text:p>
      <text:p text:style-name="P26"><text:s/>5 <text:s/>* * *</text:p>
      <text:p text:style-name="P26"><text:s/>6 <text:s/>sp-sp2.bkb.rnp.br (200.143.253.37) <text:s/>4.817 ms <text:s/>2.810 ms <text:s/>2.799 ms</text:p>
      <text:p text:style-name="P26"><text:s/>7 <text:s/>mia2-sp-tws.bkb.rnp.br (200.143.252.22) <text:s/>157.695 ms <text:s/>158.053 ms mia2-sp-par-pac.bkb.rnp.br (200.143.252.34) <text:s/>133.500 ms</text:p>
      <text:p text:style-name="P26"><text:s/>8 <text:s/>xe-0-0-26-2.a01.miamfl02.us.bb.gin.ntt.net (129.250.202.93) <text:s/>157.757 ms <text:s/>157.753 ms <text:s/>157.751 ms</text:p>
      <text:p text:style-name="P26"><text:s/>9 <text:s/>ae-5.r05.miamfl02.us.bb.gin.ntt.net (129.250.3.166) <text:s/>287.002 ms <text:s/>287.004 ms <text:s/>311.073 ms</text:p>
      <text:p text:style-name="P26">10 <text:s/>ae-4.r21.miamfl02.us.bb.gin.ntt.net (129.250.3.172) <text:s/>133.653 ms <text:s/>110.064 ms <text:s/>109.988 ms</text:p>
      <text:p text:style-name="P26">11 <text:s/>ae-4.r22.dllstx09.us.bb.gin.ntt.net (129.250.2.219) <text:s/>188.664 ms <text:s/>165.234 ms <text:s/>165.234 ms</text:p>
      <text:p text:style-name="P26">12 <text:s/>ae-5.r22.lsanca07.us.bb.gin.ntt.net (129.250.7.69) <text:s/>215.558 ms <text:s/>226.014 ms <text:s/>195.461 ms</text:p>
      <text:p text:style-name="P26">13 <text:s/>ae-15.r25.osakjp02.jp.bb.gin.ntt.net (129.250.2.177) <text:s/>286.949 ms <text:s/>274.713 ms <text:s/>306.266 ms</text:p>
      <text:p text:style-name="P26">14 <text:s/>ae-24.r01.osakjp02.jp.bb.gin.ntt.net (129.250.5.49) <text:s/>322.540 ms <text:s/>292.933 ms <text:s/>327.430 ms</text:p>
      <text:p text:style-name="P26">15 <text:s/>xe-0-4-0-7.r01.osakjp02.jp.ce.gin.ntt.net (61.200.80.218) <text:s/>281.148 ms <text:s/>309.621 ms <text:s/>282.730 ms</text:p>
      <text:p text:style-name="P26">16 <text:s/>* * *</text:p>
      <text:p text:style-name="P56"/>
      <text:p text:style-name="P40"><text:tab/><text:span text:style-name="T30">Os roteadores além do 16, aqui, também não foram alcançados pelo traceroute (ou pelo menos, nenhuma resposta foi obtida). Mas são notáveis os enlaces de longo alcance, de novo. O roteador 6 é familiar. É utilizado em muitas rotas internacionais. O enlace 6-7 liga Brasil e Miami, e o 12-13 liga EUA e Osaka, no Japão. Claramente, estes são enlaces de longo alcance.</text:span></text:p>
      <text:p text:style-name="P40"/>
      <text:p text:style-name="P40"/>
      <text:p text:style-name="P54"><text:soft-page-break/>Questão g)</text:p>
      <text:p text:style-name="P46"/>
      <text:p text:style-name="P41"><text:tab/>Usamos ‘netstat’ para listar as conexões. Seguem aqui 5 conexões TCP.</text:p>
      <text:p text:style-name="P41"/>
      <text:p text:style-name="P18">Proto Recv-Q Send-Q Local Address <text:s text:c="10"/>Foreign Address <text:s text:c="8"/>State <text:s text:c="5"/></text:p>
      <text:p text:style-name="P18">tcp <text:s text:c="7"/>0 <text:s text:c="5"/>0 odie.lab.ic.unica:55248 a23-36-116-201.dep:http ESTABLISHED</text:p>
      <text:p text:style-name="P18">tcp <text:s text:c="7"/>0 <text:s text:c="5"/>0 odie.lab.ic.unica:37286 151.101.56.207:https <text:s text:c="3"/>ESTABLISHED</text:p>
      <text:p text:style-name="P18">tcp <text:s text:c="7"/>0 <text:s text:c="5"/>0 odie.lab.ic.unica:55246 a23-36-116-201.dep:http ESTABLISHED</text:p>
      <text:p text:style-name="P18">tcp <text:s text:c="7"/>0 <text:s text:c="5"/>0 odie.lab.ic.unica:34568 gru10s02-in-f2.1e:https ESTABLISHED</text:p>
      <text:p text:style-name="P18">tcp <text:s text:c="7"/>0 <text:s text:c="5"/>0 odie.lab.ic.unica:51020 a23-36-127-13.depl:http ESTABLISHED</text:p>
      <text:p text:style-name="P18"/>
      <text:p text:style-name="P42"><text:tab/>As portas são identificadas depois do endereço, separadas por ‘:’. No computador local, são as portas 55248, 37286, 55246, 34568, 51020, respectivamente, enquanto no host recipiente, as portas 80 e 443 (HTTP e HTTPS) são utilizadas. <text:span text:style-name="T31">Ao conectar ao site da unicamp, utilizamos o netstat numérico (netstat -n) para informação sobre essa conexão:</text:span></text:p>
      <text:p text:style-name="P42"/>
      <text:p text:style-name="P19">Proto Recv-Q Send-Q Local Address <text:s text:c="10"/>Foreign Address <text:s text:c="8"/>State</text:p>
      <text:p text:style-name="P20">tcp <text:s text:c="7"/>0 <text:s text:c="5"/>0 143.106.16.56:60390 <text:s text:c="4"/>143.106.10.174:80 <text:s text:c="6"/>TIME_WAIT <text:s/></text:p>
      <text:p text:style-name="P20"/>
      <text:p text:style-name="P43"><text:tab/>Segundo a documentação do netstat, o estado TIME_WAIT significa que o socket local está <text:span text:style-name="T32">esperando para manusear pacotes ainda na rede. A porta de acesso é a 60390.</text:span></text:p>
      <text:p text:style-name="P43"/>
      <text:p text:style-name="P55">Questão <text:span text:style-name="T33">h</text:span>)</text:p>
      <text:p text:style-name="P44"/>
      <text:p text:style-name="P45"><text:tab/>O que fizemos e o resultado:</text:p>
      <text:p text:style-name="P22"/>
      <text:p text:style-name="P22">bash-4.3$ telnet www.ic.unicamp.br 80</text:p>
      <text:p text:style-name="P22">Trying 143.106.7.54...</text:p>
      <text:p text:style-name="P22">Connected to www.ic.unicamp.br.</text:p>
      <text:p text:style-name="P22">Escape character is '^]'.</text:p>
      <text:p text:style-name="P22">GET /~reltech/</text:p>
      <text:p text:style-name="P22">&lt;!DOCTYPE HTML PUBLIC "-//W3C//DTD HTML 3.2 Final//EN"&gt;</text:p>
      <text:p text:style-name="P22">&lt;html&gt;</text:p>
      <text:p text:style-name="P22">&lt;head&gt;</text:p>
      <text:p text:style-name="P22"><text:s text:c="2"/>&lt;meta http-equiv="Content-Type" content="text/html; charset=UTF-8"&gt;</text:p>
      <text:p text:style-name="P22"><text:s text:c="2"/>&lt;title&gt;Relatórios Técnicos - Technical Reports — Instituto de</text:p>
      <text:p text:style-name="P22">Computação - UNICAMP&lt;/title&gt;</text:p>
      <text:p text:style-name="P22">&lt;/head&gt;</text:p>
      <text:p text:style-name="P22">. . .</text:p>
      <text:p text:style-name="P22">. . .</text:p>
      <text:p text:style-name="P22"/>
      <text:p text:style-name="P45"><text:tab/>Primeiro, mandamos o serviço telnet se conectar com o servidor alvo na porta 80. Depois, com o comando GET do telnet, orientamos o download do arquivo no diretório especificado, que é retornado em código cru via terminal.</text:p>
      <text:p text:style-name="P44"><text:tab/>Usando ‘telnet localhost’ temos a seguinte saída:</text:p>
      <text:p text:style-name="P44"/>
      <text:p text:style-name="P21">Trying ::1...</text:p>
      <text:p text:style-name="P21">telnet: connect to address ::1: Connection refused</text:p>
      <text:p text:style-name="P21">Trying 127.0.0.1...</text:p>
      <text:p text:style-name="P21">telnet: connect to address 127.0.0.1: Connection refused</text:p>
      <text:p text:style-name="P21"/>
      <text:p text:style-name="P44"><text:tab/>Evidentemente, o telnet não permite que nos conectemos à nossa própria máquina, provavelmente pois não há serviço algum escutando na porta que o telnet se conecta. Tentando ‘telnet localhost 25’, obtemos a mesma saída, e um ‘netstat -tna’ nos mostra que não há conexão alguma na porta 25, sequer em modo LIS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'Segoe UI', Helvetica, Arial, sans-serif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0:03:34.933616753</meta:creation-date>
    <dc:date>2017-04-04T22:43:02.876045661</dc:date>
    <meta:editing-duration>PT7M5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7" meta:paragraph-count="270" meta:word-count="2670" meta:character-count="20660" meta:non-whitespace-character-count="17455"/>
  </office:meta>
</office:document-meta>
</file>